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bf74f2" officeooo:paragraph-rsid="0081daa0"/>
    </style:style>
    <style:style style:name="P2" style:family="paragraph" style:parent-style-name="Text_20_body">
      <style:text-properties officeooo:rsid="00c6f887" officeooo:paragraph-rsid="0081daa0"/>
    </style:style>
    <style:style style:name="P3" style:family="paragraph" style:parent-style-name="Text_20_body">
      <style:text-properties officeooo:rsid="00c17f45" officeooo:paragraph-rsid="0081daa0"/>
    </style:style>
    <style:style style:name="P4" style:family="paragraph" style:parent-style-name="Text_20_body">
      <style:text-properties officeooo:rsid="00c2c815" officeooo:paragraph-rsid="0081daa0"/>
    </style:style>
    <style:style style:name="P5" style:family="paragraph" style:parent-style-name="Text_20_body">
      <style:text-properties officeooo:rsid="00cae617" officeooo:paragraph-rsid="0081daa0"/>
    </style:style>
    <style:style style:name="P6" style:family="paragraph" style:parent-style-name="Text_20_body">
      <style:text-properties officeooo:rsid="00829909" officeooo:paragraph-rsid="00829909"/>
    </style:style>
    <style:style style:name="P7" style:family="paragraph" style:parent-style-name="Text_20_body">
      <style:text-properties officeooo:rsid="00881e7c" officeooo:paragraph-rsid="00881e7c"/>
    </style:style>
    <style:style style:name="P8" style:family="paragraph" style:parent-style-name="Text_20_body">
      <style:text-properties officeooo:rsid="009750fa" officeooo:paragraph-rsid="009750fa"/>
    </style:style>
    <style:style style:name="P9" style:family="paragraph" style:parent-style-name="Text_20_body" style:list-style-name="L1">
      <style:text-properties officeooo:rsid="00d09e96" officeooo:paragraph-rsid="0081daa0"/>
    </style:style>
    <style:style style:name="P10" style:family="paragraph" style:parent-style-name="Text_20_body" style:list-style-name="L1">
      <style:text-properties officeooo:rsid="008ea206" officeooo:paragraph-rsid="008ea206"/>
    </style:style>
    <style:style style:name="P11" style:family="paragraph" style:parent-style-name="Text_20_body" style:list-style-name="L1">
      <style:text-properties officeooo:rsid="00d7fb11" officeooo:paragraph-rsid="0081daa0"/>
    </style:style>
    <style:style style:name="P12" style:family="paragraph" style:parent-style-name="Text_20_body" style:list-style-name="L1">
      <style:text-properties officeooo:rsid="0090a00e" officeooo:paragraph-rsid="0090a00e"/>
    </style:style>
    <style:style style:name="P13" style:family="paragraph" style:parent-style-name="Text_20_body" style:list-style-name="L1">
      <style:text-properties officeooo:rsid="00d78df1" officeooo:paragraph-rsid="0081daa0"/>
    </style:style>
    <style:style style:name="P14" style:family="paragraph" style:parent-style-name="Text_20_body" style:list-style-name="L2">
      <style:text-properties officeooo:rsid="00def819" officeooo:paragraph-rsid="0081daa0"/>
    </style:style>
    <style:style style:name="P15" style:family="paragraph" style:parent-style-name="Text_20_body" style:list-style-name="L2">
      <style:text-properties officeooo:rsid="00e1c1e0" officeooo:paragraph-rsid="0081daa0"/>
    </style:style>
    <style:style style:name="P16" style:family="paragraph" style:parent-style-name="Text_20_body" style:list-style-name="L2">
      <style:text-properties officeooo:rsid="00db50a8" officeooo:paragraph-rsid="0081daa0"/>
    </style:style>
    <style:style style:name="P17" style:family="paragraph" style:parent-style-name="Text_20_body" style:list-style-name="L2">
      <style:text-properties officeooo:rsid="00db7ffc" officeooo:paragraph-rsid="0081daa0"/>
    </style:style>
    <style:style style:name="P18" style:family="paragraph" style:parent-style-name="Text_20_body" style:list-style-name="L2">
      <style:text-properties officeooo:rsid="00dc039e" officeooo:paragraph-rsid="0081daa0"/>
    </style:style>
    <style:style style:name="P19" style:family="paragraph" style:parent-style-name="Text_20_body" style:list-style-name="L2">
      <style:text-properties officeooo:rsid="00864682" officeooo:paragraph-rsid="00864682"/>
    </style:style>
    <style:style style:name="P20" style:family="paragraph" style:parent-style-name="Text_20_body" style:list-style-name="L2">
      <style:text-properties officeooo:rsid="00e9e125" officeooo:paragraph-rsid="0081daa0"/>
    </style:style>
    <style:style style:name="P21" style:family="paragraph" style:parent-style-name="Text_20_body" style:list-style-name="L3">
      <style:text-properties officeooo:rsid="009659c5" officeooo:paragraph-rsid="009659c5"/>
    </style:style>
    <style:style style:name="P22" style:family="paragraph" style:parent-style-name="Text_20_body" style:list-style-name="L3">
      <style:text-properties officeooo:rsid="00862e21" officeooo:paragraph-rsid="00881e7c"/>
    </style:style>
    <style:style style:name="P23" style:family="paragraph" style:parent-style-name="Text_20_body" style:list-style-name="L3">
      <style:text-properties officeooo:rsid="0096a1be" officeooo:paragraph-rsid="0096a1be"/>
    </style:style>
    <style:style style:name="P24" style:family="paragraph" style:parent-style-name="Text_20_body" style:list-style-name="L4">
      <style:text-properties officeooo:rsid="00881e7c" officeooo:paragraph-rsid="00881e7c"/>
    </style:style>
    <style:style style:name="P25" style:family="paragraph" style:parent-style-name="Text_20_body">
      <style:text-properties officeooo:rsid="00885b79" officeooo:paragraph-rsid="00885b79"/>
    </style:style>
    <style:style style:name="P26" style:family="paragraph" style:parent-style-name="Text_20_body" style:list-style-name="L5">
      <style:text-properties officeooo:rsid="009750fa" officeooo:paragraph-rsid="009750fa"/>
    </style:style>
    <style:style style:name="P27" style:family="paragraph" style:parent-style-name="Text_20_body" style:list-style-name="L5">
      <style:text-properties officeooo:rsid="009922cd" officeooo:paragraph-rsid="009922cd"/>
    </style:style>
    <style:style style:name="P28" style:family="paragraph" style:parent-style-name="Text_20_body" style:list-style-name="L5">
      <style:text-properties officeooo:rsid="009a2117" officeooo:paragraph-rsid="009a2117"/>
    </style:style>
    <style:style style:name="P29" style:family="paragraph" style:parent-style-name="Heading_20_3">
      <style:text-properties officeooo:paragraph-rsid="0081daa0"/>
    </style:style>
    <style:style style:name="P30" style:family="paragraph" style:parent-style-name="Heading_20_3">
      <style:text-properties officeooo:rsid="00c6f887" officeooo:paragraph-rsid="0081daa0"/>
    </style:style>
    <style:style style:name="T1" style:family="text">
      <style:text-properties officeooo:rsid="00bfaaf4"/>
    </style:style>
    <style:style style:name="T2" style:family="text">
      <style:text-properties officeooo:rsid="00d4f089"/>
    </style:style>
    <style:style style:name="T3" style:family="text">
      <style:text-properties officeooo:rsid="00d6b863"/>
    </style:style>
    <style:style style:name="T4" style:family="text">
      <style:text-properties officeooo:rsid="00c76f04"/>
    </style:style>
    <style:style style:name="T5" style:family="text">
      <style:text-properties officeooo:rsid="00c7b1d3"/>
    </style:style>
    <style:style style:name="T6" style:family="text">
      <style:text-properties officeooo:rsid="00c3ade5"/>
    </style:style>
    <style:style style:name="T7" style:family="text">
      <style:text-properties officeooo:rsid="00e70894"/>
    </style:style>
    <style:style style:name="T8" style:family="text">
      <style:text-properties officeooo:rsid="00ddce3a"/>
    </style:style>
    <style:style style:name="T9" style:family="text">
      <style:text-properties officeooo:rsid="00c7eb07"/>
    </style:style>
    <style:style style:name="T10" style:family="text">
      <style:text-properties officeooo:rsid="00e69dc2"/>
    </style:style>
    <style:style style:name="T11" style:family="text">
      <style:text-properties officeooo:rsid="00cf8f59"/>
    </style:style>
    <style:style style:name="T12" style:family="text">
      <style:text-properties officeooo:rsid="008ffef7"/>
    </style:style>
    <style:style style:name="T13" style:family="text">
      <style:text-properties officeooo:rsid="009372af"/>
    </style:style>
    <style:style style:name="T14" style:family="text">
      <style:text-properties officeooo:rsid="0099b9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krementální vývoj</text:h>
      <text:p text:style-name="P6">Pro srozumění s tímto dokumentem je nezbytná znalost specifikace.</text:p>
      <text:h text:style-name="P29" text:outline-level="3">Inkrement 1</text:h>
      <text:p text:style-name="P1">Samotná mobilní aplikace s natvrdo implementovanými okruhy témat pro speciálně lokalizace <text:span text:style-name="T1">bez jakékoliv podpory synchronizace s webem.</text:span></text:p>
      <text:list xml:id="list2523042579510275898" text:style-name="L1">
        <text:list-item>
          <text:p text:style-name="P9">Vývo<text:span text:style-name="T2">j na </text:span>straně Androidu <text:span text:style-name="T2">a po grafické stránce.</text:span></text:p>
        </text:list-item>
        <text:list-item>
          <text:p text:style-name="P9">Cenový odhad:</text:p>
          <text:list>
            <text:list-item>
              <text:p text:style-name="P9"><text:span text:style-name="T3">1x androidista: </text:span>10k</text:p>
            </text:list-item>
            <text:list-item>
              <text:p text:style-name="P10">1x <text:span text:style-name="T12">architekt 10k</text:span></text:p>
            </text:list-item>
            <text:list-item>
              <text:p text:style-name="P11">1x grafik: 5k</text:p>
            </text:list-item>
            <text:list-item>
              <text:p text:style-name="P12">Automatizace získávání <text:span text:style-name="T13">okruhů</text:span>: 10k</text:p>
            </text:list-item>
            <text:list-item>
              <text:p text:style-name="P13">Nevyžaduje žádné další pravidelné náklady.</text:p>
            </text:list-item>
          </text:list>
        </text:list-item>
      </text:list>
      <text:h text:style-name="P30" text:outline-level="3">Inkrement 2</text:h>
      <text:p text:style-name="P2">Podpora pro vytváření vlastních témat <text:span text:style-name="T4">prostřednictvím mobilního telefonu.</text:span></text:p>
      <text:list xml:id="list5545883427572599992" text:style-name="L2">
        <text:list-item>
          <text:p text:style-name="P14">Vývoj na straně Androidu:</text:p>
        </text:list-item>
        <text:list-item>
          <text:p text:style-name="P14">Cenový odhad:</text:p>
          <text:list>
            <text:list-item>
              <text:p text:style-name="P14">1x androidista: 5k</text:p>
            </text:list-item>
            <text:list-item>
              <text:p text:style-name="P15">Nevyžaduje žádné další pravidelné náklady.</text:p>
            </text:list-item>
          </text:list>
        </text:list-item>
      </text:list>
      <text:h text:style-name="P29" text:outline-level="3">Inkrement <text:span text:style-name="T5">3</text:span></text:h>
      <text:p text:style-name="P3">Realizace serverové servisní části pro vytvoření API k distribuci dalších okruhů.</text:p>
      <text:p text:style-name="P4">Rozšíření mobilní aplikace o možnosti <text:span text:style-name="T6">stahovat tyto okruhy.</text:span></text:p>
      <text:list xml:id="list210733754728641" text:continue-numbering="true" text:style-name="L2">
        <text:list-item>
          <text:p text:style-name="P16">Vývoj na straně Androidu i backendu.</text:p>
        </text:list-item>
        <text:list-item>
          <text:p text:style-name="P17">Cenový odhad:</text:p>
          <text:list>
            <text:list-item>
              <text:p text:style-name="P17">1x androidista: 5k</text:p>
            </text:list-item>
            <text:list-item>
              <text:p text:style-name="P17">1x backendista: 10k</text:p>
            </text:list-item>
            <text:list-item>
              <text:p text:style-name="P18">Vyžaduje pravidelné náklady <text:span text:style-name="T7">od tohoto inkrementu dál</text:span>: doména + <text:span text:style-name="T8">hosting, tedy 4,5k za rok.</text:span></text:p>
            </text:list-item>
          </text:list>
        </text:list-item>
      </text:list>
      <text:h text:style-name="P29" text:outline-level="3">Inkrement <text:span text:style-name="T5">4</text:span></text:h>
      <text:p text:style-name="P2">Realizace webové služby pro správu <text:span text:style-name="T9">vlastní okruhů a jejich synchronizace s mobilním zařízením.</text:span></text:p>
      <text:p text:style-name="P5">Rozšíření mobilní aplikace o možnosti spárování zařízení s webovou službou.</text:p>
      <text:list xml:id="list210734507157703" text:continue-numbering="true" text:style-name="L2">
        <text:list-item>
          <text:p text:style-name="P16">Vývoj na straně Androidu i backendu.</text:p>
        </text:list-item>
        <text:list-item>
          <text:p text:style-name="P17">Cenový odhad:</text:p>
          <text:list>
            <text:list-item>
              <text:p text:style-name="P17">1x androidista: <text:span text:style-name="T10">10</text:span>k</text:p>
            </text:list-item>
            <text:list-item>
              <text:p text:style-name="P19">1x grafik: 5k</text:p>
            </text:list-item>
            <text:list-item>
              <text:p text:style-name="P17"><text:soft-page-break/>1x backendista: 10k</text:p>
            </text:list-item>
          </text:list>
        </text:list-item>
      </text:list>
      <text:h text:style-name="P30" text:outline-level="3">Inkrement 5</text:h>
      <text:p text:style-name="P5">Realizace podpory předplatného <text:span text:style-name="T11">na webové službě i v mobilní aplikaci a přihlašování přes Facebook.</text:span></text:p>
      <text:list xml:id="list210734334715316" text:continue-numbering="true" text:style-name="L2">
        <text:list-item>
          <text:p text:style-name="P16">Vývoj na straně Androidu i backendu.</text:p>
        </text:list-item>
        <text:list-item>
          <text:p text:style-name="P17">Cenový odhad:</text:p>
          <text:list>
            <text:list-item>
              <text:p text:style-name="P17">1x androidista: 5k</text:p>
            </text:list-item>
            <text:list-item>
              <text:p text:style-name="P17">1x backendista: 10k</text:p>
            </text:list-item>
            <text:list-item>
              <text:p text:style-name="P20">Pravděpodobně bude vyžadovat další náklady související s realizací platebních bran.</text:p>
            </text:list-item>
          </text:list>
        </text:list-item>
      </text:list>
      <text:h text:style-name="Heading_20_1" text:outline-level="1">Vyčíslení nákladů</text:h>
      <text:p text:style-name="P7">Jednorázové náklady:</text:p>
      <text:list xml:id="list2855487740515275690" text:style-name="L3">
        <text:list-item>
          <text:p text:style-name="P21">Architekt: 10k</text:p>
        </text:list-item>
        <text:list-item>
          <text:p text:style-name="P22">Androidista: 35k</text:p>
        </text:list-item>
        <text:list-item>
          <text:p text:style-name="P22">Backendista: 30k</text:p>
        </text:list-item>
        <text:list-item>
          <text:p text:style-name="P22">Grafik: 10k</text:p>
        </text:list-item>
        <text:list-item>
          <text:p text:style-name="P23">Automatizace získávání a údržby okruhů: 10k</text:p>
        </text:list-item>
      </text:list>
      <text:p text:style-name="P7">Opakující se náklady:</text:p>
      <text:list xml:id="list214426506460911542" text:style-name="L4">
        <text:list-item>
          <text:p text:style-name="P24">5k za rok</text:p>
        </text:list-item>
      </text:list>
      <text:p text:style-name="P25">Celkem: 95k + 5k</text:p>
      <text:p text:style-name="P8">Poznámky:</text:p>
      <text:list xml:id="list6371506468138295796" text:style-name="L5">
        <text:list-item>
          <text:p text:style-name="P26">Finanční odhad je realizován dle vlastní zkušenosti nakolik věřím, že jde o projekt malého rázu realizovatelný ve dvou lidech <text:span text:style-name="T14">s výpomocí několika dalších.</text:span></text:p>
        </text:list-item>
        <text:list-item>
          <text:p text:style-name="P27">Předpoklad, že návrh aplikace po stránce architektury i UI je u takto malé aplikace možné ponechat vývojářům.</text:p>
        </text:list-item>
        <text:list-item>
          <text:p text:style-name="P28">Chybí zde náklady na propagaci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1-02T21:07:33.197668000</dc:date>
    <meta:editing-duration>PT1H25M3S</meta:editing-duration>
    <meta:editing-cycles>146</meta:editing-cycles>
    <meta:document-statistic meta:table-count="0" meta:image-count="0" meta:object-count="0" meta:page-count="2" meta:paragraph-count="54" meta:word-count="322" meta:character-count="2000" meta:non-whitespace-character-count="1767"/>
  </office:meta>
</office:document-meta>
</file>